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520282697" calcext:value-type="float">
            <text:p>1520282697</text:p>
          </table:table-cell>
          <table:table-cell office:value-type="string" calcext:value-type="string">
            <text:p>milissegundos 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543506572" calcext:value-type="float">
            <text:p>1543506572</text:p>
          </table:table-cell>
          <table:table-cell office:value-type="string" calcext:value-type="string">
            <text:p>milissegundos 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4340604" calcext:value-type="float">
            <text:p>1654340604</text:p>
          </table:table-cell>
          <table:table-cell office:value-type="string" calcext:value-type="string">
            <text:p>milissegundos 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5908352" calcext:value-type="float">
            <text:p>1655908352</text:p>
          </table:table-cell>
          <table:table-cell office:value-type="string" calcext:value-type="string">
            <text:p>milissegundos 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7818276" calcext:value-type="float">
            <text:p>1657818276</text:p>
          </table:table-cell>
          <table:table-cell office:value-type="string" calcext:value-type="string">
            <text:p>milissegundos 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2949130" calcext:value-type="float">
            <text:p>1652949130</text:p>
          </table:table-cell>
          <table:table-cell office:value-type="string" calcext:value-type="string">
            <text:p>milissegundos 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5395332" calcext:value-type="float">
            <text:p>1655395332</text:p>
          </table:table-cell>
          <table:table-cell office:value-type="string" calcext:value-type="string">
            <text:p>milissegundos 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63557100" calcext:value-type="float">
            <text:p>1663557100</text:p>
          </table:table-cell>
          <table:table-cell office:value-type="string" calcext:value-type="string">
            <text:p>milissegundos 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0575366" calcext:value-type="float">
            <text:p>1650575366</text:p>
          </table:table-cell>
          <table:table-cell office:value-type="string" calcext:value-type="string">
            <text:p>milissegundos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7506073" calcext:value-type="float">
            <text:p>1647506073</text:p>
          </table:table-cell>
          <table:table-cell office:value-type="string" calcext:value-type="string">
            <text:p>milissegundos 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3912263" calcext:value-type="float">
            <text:p>1653912263</text:p>
          </table:table-cell>
          <table:table-cell office:value-type="string" calcext:value-type="string">
            <text:p>milissegundos 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1161424" calcext:value-type="float">
            <text:p>1651161424</text:p>
          </table:table-cell>
          <table:table-cell office:value-type="string" calcext:value-type="string">
            <text:p>milissegundos 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8226532" calcext:value-type="float">
            <text:p>1658226532</text:p>
          </table:table-cell>
          <table:table-cell office:value-type="string" calcext:value-type="string">
            <text:p>milissegundos 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3961176" calcext:value-type="float">
            <text:p>1653961176</text:p>
          </table:table-cell>
          <table:table-cell office:value-type="string" calcext:value-type="string">
            <text:p>milissegundos 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5462409" calcext:value-type="float">
            <text:p>1645462409</text:p>
          </table:table-cell>
          <table:table-cell office:value-type="string" calcext:value-type="string">
            <text:p>milissegundos 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9937057" calcext:value-type="float">
            <text:p>1659937057</text:p>
          </table:table-cell>
          <table:table-cell office:value-type="string" calcext:value-type="string">
            <text:p>milissegundos 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8225407" calcext:value-type="float">
            <text:p>1658225407</text:p>
          </table:table-cell>
          <table:table-cell office:value-type="string" calcext:value-type="string">
            <text:p>milissegundos 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9280405" calcext:value-type="float">
            <text:p>1659280405</text:p>
          </table:table-cell>
          <table:table-cell office:value-type="string" calcext:value-type="string">
            <text:p>milissegundos 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6153089" calcext:value-type="float">
            <text:p>1656153089</text:p>
          </table:table-cell>
          <table:table-cell office:value-type="string" calcext:value-type="string">
            <text:p>milissegundos 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5154985" calcext:value-type="float">
            <text:p>1655154985</text:p>
          </table:table-cell>
          <table:table-cell office:value-type="string" calcext:value-type="string">
            <text:p>milissegundos 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9588156" calcext:value-type="float">
            <text:p>1659588156</text:p>
          </table:table-cell>
          <table:table-cell office:value-type="string" calcext:value-type="string">
            <text:p>milissegundos 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5855318" calcext:value-type="float">
            <text:p>1655855318</text:p>
          </table:table-cell>
          <table:table-cell office:value-type="string" calcext:value-type="string">
            <text:p>milissegundos 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4542638" calcext:value-type="float">
            <text:p>1644542638</text:p>
          </table:table-cell>
          <table:table-cell office:value-type="string" calcext:value-type="string">
            <text:p>milissegundos 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6896343" calcext:value-type="float">
            <text:p>1656896343</text:p>
          </table:table-cell>
          <table:table-cell office:value-type="string" calcext:value-type="string">
            <text:p>milissegundos 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2107903" calcext:value-type="float">
            <text:p>1652107903</text:p>
          </table:table-cell>
          <table:table-cell office:value-type="string" calcext:value-type="string">
            <text:p>milissegundos 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3611218" calcext:value-type="float">
            <text:p>1643611218</text:p>
          </table:table-cell>
          <table:table-cell office:value-type="string" calcext:value-type="string">
            <text:p>milissegundos 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9454625" calcext:value-type="float">
            <text:p>1649454625</text:p>
          </table:table-cell>
          <table:table-cell office:value-type="string" calcext:value-type="string">
            <text:p>milissegundos 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1419098" calcext:value-type="float">
            <text:p>1651419098</text:p>
          </table:table-cell>
          <table:table-cell office:value-type="string" calcext:value-type="string">
            <text:p>milissegundos 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4505057" calcext:value-type="float">
            <text:p>1654505057</text:p>
          </table:table-cell>
          <table:table-cell office:value-type="string" calcext:value-type="string">
            <text:p>milissegundos 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7588345" calcext:value-type="float">
            <text:p>1647588345</text:p>
          </table:table-cell>
          <table:table-cell office:value-type="string" calcext:value-type="string">
            <text:p>milissegundos 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8196870" calcext:value-type="float">
            <text:p>1658196870</text:p>
          </table:table-cell>
          <table:table-cell office:value-type="string" calcext:value-type="string">
            <text:p>milissegundos 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3171566" calcext:value-type="float">
            <text:p>1653171566</text:p>
          </table:table-cell>
          <table:table-cell office:value-type="string" calcext:value-type="string">
            <text:p>milissegundos 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2135470" calcext:value-type="float">
            <text:p>1652135470</text:p>
          </table:table-cell>
          <table:table-cell office:value-type="string" calcext:value-type="string">
            <text:p>milissegundos 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6144414" calcext:value-type="float">
            <text:p>1656144414</text:p>
          </table:table-cell>
          <table:table-cell office:value-type="string" calcext:value-type="string">
            <text:p>milissegundos 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3058925" calcext:value-type="float">
            <text:p>1653058925</text:p>
          </table:table-cell>
          <table:table-cell office:value-type="string" calcext:value-type="string">
            <text:p>milissegundos 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4681716" calcext:value-type="float">
            <text:p>1654681716</text:p>
          </table:table-cell>
          <table:table-cell office:value-type="string" calcext:value-type="string">
            <text:p>milissegundos 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6884220" calcext:value-type="float">
            <text:p>1656884220</text:p>
          </table:table-cell>
          <table:table-cell office:value-type="string" calcext:value-type="string">
            <text:p>milissegundos 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2604610" calcext:value-type="float">
            <text:p>1652604610</text:p>
          </table:table-cell>
          <table:table-cell office:value-type="string" calcext:value-type="string">
            <text:p>milissegundos 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3517274" calcext:value-type="float">
            <text:p>1653517274</text:p>
          </table:table-cell>
          <table:table-cell office:value-type="string" calcext:value-type="string">
            <text:p>milissegundos 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9988839" calcext:value-type="float">
            <text:p>1649988839</text:p>
          </table:table-cell>
          <table:table-cell office:value-type="string" calcext:value-type="string">
            <text:p>milissegundos 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64347681" calcext:value-type="float">
            <text:p>1664347681</text:p>
          </table:table-cell>
          <table:table-cell office:value-type="string" calcext:value-type="string">
            <text:p>milissegundos 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5063024" calcext:value-type="float">
            <text:p>1655063024</text:p>
          </table:table-cell>
          <table:table-cell office:value-type="string" calcext:value-type="string">
            <text:p>milissegundos 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9861719" calcext:value-type="float">
            <text:p>1659861719</text:p>
          </table:table-cell>
          <table:table-cell office:value-type="string" calcext:value-type="string">
            <text:p>milissegundos 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2175228" calcext:value-type="float">
            <text:p>1652175228</text:p>
          </table:table-cell>
          <table:table-cell office:value-type="string" calcext:value-type="string">
            <text:p>milissegundos 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6103742" calcext:value-type="float">
            <text:p>1656103742</text:p>
          </table:table-cell>
          <table:table-cell office:value-type="string" calcext:value-type="string">
            <text:p>milissegundos 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5472416" calcext:value-type="float">
            <text:p>1645472416</text:p>
          </table:table-cell>
          <table:table-cell office:value-type="string" calcext:value-type="string">
            <text:p>milissegundos 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8052972" calcext:value-type="float">
            <text:p>1648052972</text:p>
          </table:table-cell>
          <table:table-cell office:value-type="string" calcext:value-type="string">
            <text:p>milissegundos 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3309384" calcext:value-type="float">
            <text:p>1653309384</text:p>
          </table:table-cell>
          <table:table-cell office:value-type="string" calcext:value-type="string">
            <text:p>milissegundos 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50629431" calcext:value-type="float">
            <text:p>1650629431</text:p>
          </table:table-cell>
          <table:table-cell office:value-type="string" calcext:value-type="string">
            <text:p>milissegundos 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anossegundos</text:p>
          </table:table-cell>
          <table:table-cell office:value-type="float" office:value="1647057215" calcext:value-type="float">
            <text:p>1647057215</text:p>
          </table:table-cell>
          <table:table-cell office:value-type="string" calcext:value-type="string">
            <text:p>milissegundos 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F1:.F50])" office:value-type="float" office:value="1648.36" calcext:value-type="float">
            <text:p>1648,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svio</text:p>
          </table:table-cell>
          <table:table-cell table:formula="of:=STDEV([.F1];[.F50])" office:value-type="float" office:value="89.8025612106915" calcext:value-type="float">
            <text:p>89,80256121069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amanh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</text:p>
          </table:table-cell>
          <table:table-cell table:formula="of:=[.F54]/SQRT([.F55])" office:value-type="float" office:value="12.7" calcext:value-type="float">
            <text:p>12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22:40:37.5849178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0:18:57.477641841</meta:creation-date>
    <dc:date>2019-06-06T22:41:54.876396099</dc:date>
    <meta:editing-duration>PT6M5S</meta:editing-duration>
    <meta:editing-cycles>4</meta:editing-cycles>
    <meta:generator>LibreOffice/6.0.6.2$Linux_X86_64 LibreOffice_project/00m0$Build-2</meta:generator>
    <meta:document-statistic meta:table-count="1" meta:cell-count="258" meta:object-count="0"/>
  </office:meta>
</office:document-meta>
</file>